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Verdana" svg:font-family="Verdana, Tahoma, Helvetica, Arial"/>
    <style:font-face style:name="Century Gothic" svg:font-family="'Century Gothic'" style:font-family-generic="swiss"/>
    <style:font-face style:name="MS UI Gothic" svg:font-family="'MS UI Gothic'" style:font-family-generic="swiss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end" style:justify-single-word="false" fo:orphans="2" fo:widows="2" fo:text-indent="0cm" style:auto-text-indent="false" style:writing-mode="rl-tb"/>
      <style:text-properties style:language-complex="he" style:country-complex="IL"/>
    </style:style>
    <style:style style:name="T1" style:family="text">
      <style:text-properties fo:font-variant="normal" fo:text-transform="none" fo:color="#008000" loext:opacity="100%" fo:letter-spacing="normal" style:font-name-complex="Verdana" style:font-size-complex="32pt" style:font-style-complex="normal" style:font-weight-complex="normal"/>
    </style:style>
    <style:style style:name="T2" style:family="text">
      <style:text-properties fo:color="#c9211e" loext:opacity="100%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西伊豆 土肥温泉「玉樟園新井（ぎょくしょうえんあらい）」は、町の中心からも海岸からも近く、本因坊戦や竜王戦といった囲碁・将棋の対局も行われる、風情ある日 本の宿。</text:span></text:p>
      <text:p text:style-name="P1"><text:span text:style-name="T1">העברית הוקלד ראשון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Verdana" svg:font-family="Verdana, Tahoma, Helvetica, Arial"/>
    <style:font-face style:name="Century Gothic" svg:font-family="'Century Gothic'" style:font-family-generic="swiss"/>
    <style:font-face style:name="MS UI Gothic" svg:font-family="'MS UI Gothic'" style:font-family-generic="swiss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entury Gothic" fo:font-size="10.5pt" fo:language="en" fo:country="US" style:letter-kerning="true" style:font-name-asian="MS UI Gothic" style:font-size-asian="10.5pt" style:language-asian="ja" style:country-asian="JP" style:font-name-complex="Mangal" style:font-size-complex="12pt" style:language-complex="ar" style:country-complex="EG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entury Gothic" fo:font-size="10.5pt" fo:language="en" fo:country="US" style:letter-kerning="true" style:font-name-asian="MS UI Gothic" style:font-size-asian="10.5pt" style:language-asian="ja" style:country-asian="JP" style:font-name-complex="Mangal" style:font-size-complex="12pt" style:language-complex="ar" style:country-complex="EG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entury Gothic" fo:font-family="'Century Gothic'" style:font-family-generic="swiss" fo:font-size="12pt" style:font-name-asian="MS UI Gothic" style:font-family-asian="'MS UI Gothic'" style:font-family-generic-asian="swiss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Century Gothic" fo:font-family="'Century Gothic'" style:font-family-generic="swiss" style:font-name-asian="MS UI Gothic" style:font-family-asian="'MS UI Gothic'" style:font-family-generic-asian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entury Gothic" fo:font-family="'Century Gothic'" style:font-family-generic="swiss" fo:font-size="9pt" fo:font-style="italic" style:font-name-asian="MS UI Gothic" style:font-family-asian="'MS UI Gothic'" style:font-family-generic-asian="swiss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entury Gothic" fo:font-family="'Century Gothic'" style:font-family-generic="swiss" style:font-name-asian="MS UI Gothic" style:font-family-asian="'MS UI Gothic'" style:font-family-generic-asian="swiss"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r. R. O. Stapf</meta:initial-creator>
    <meta:creation-date>2012-10-14T00:01:39.79</meta:creation-date>
    <dc:date>2020-11-22T21:35:31.444000000</dc:date>
    <meta:editing-duration>PT8M56S</meta:editing-duration>
    <meta:editing-cycles>7</meta:editing-cycles>
    <meta:generator>LibreOfficeDev/7.1.0.0.alpha1$Windows_X86_64 LibreOffice_project/8c14adfa76956e76bac98330ce67f080c90af184</meta:generator>
    <meta:document-statistic meta:table-count="0" meta:image-count="0" meta:object-count="0" meta:page-count="1" meta:paragraph-count="2" meta:word-count="82" meta:character-count="100" meta:non-whitespace-character-count="95"/>
  </office:meta>
</office:document-meta>
</file>